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Open Sans" svg:font-family="'Open Sans', sans-serif"/>
    <style:font-face style:name="open sans" svg:font-family="'open sans', sans-serif"/>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officeooo:rsid="001e3a87" officeooo:paragraph-rsid="001e3a87"/>
    </style:style>
    <style:style style:name="P2" style:family="paragraph" style:parent-style-name="Normal_20__28_Web_29_">
      <loext:graphic-properties draw:fill="solid" draw:fill-color="#ffffff" draw:opacity="100%"/>
      <style:paragraph-properties fo:margin-left="0.5in" fo:margin-right="0in" fo:margin-top="0in" fo:margin-bottom="0.1457in" loext:contextual-spacing="false" style:line-height-at-least="0.2083in" fo:text-indent="0in" style:auto-text-indent="false" fo:background-color="#ffffff">
        <style:tab-stops/>
      </style:paragraph-properties>
      <style:text-properties fo:color="#333333" style:font-name="Arial" officeooo:rsid="0025c749" officeooo:paragraph-rsid="0025c749" style:font-name-complex="Arial"/>
    </style:style>
    <style:style style:name="P3" style:family="paragraph" style:parent-style-name="Normal_20__28_Web_29_" style:master-page-name="MP0">
      <loext:graphic-properties draw:fill="solid" draw:fill-color="#ffffff" draw:opacity="100%"/>
      <style:paragraph-properties fo:margin-top="0in" fo:margin-bottom="0.1457in" loext:contextual-spacing="false" style:line-height-at-least="0.2083in" fo:text-align="center" style:justify-single-word="false" style:page-number="auto" fo:break-before="page" fo:background-color="#ffffff"/>
      <style:text-properties fo:color="#333333" style:font-name="Arial" fo:font-size="15pt" style:font-size-asian="15pt" style:font-name-complex="Arial" style:font-size-complex="15pt"/>
    </style:style>
    <style:style style:name="P4"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fo:font-size="13pt" style:font-size-asian="13pt" style:font-name-complex="Arial" style:font-size-complex="13pt"/>
    </style:style>
    <style:style style:name="P5"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officeooo:paragraph-rsid="0025c749"/>
    </style:style>
    <style:style style:name="P6"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officeooo:rsid="0012cac9" officeooo:paragraph-rsid="0025c749" style:font-name-complex="Arial"/>
    </style:style>
    <style:style style:name="P7"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style:font-name-complex="Arial"/>
    </style:style>
    <style:style style:name="P8"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officeooo:paragraph-rsid="002decad" style:font-name-complex="Arial"/>
    </style:style>
    <style:style style:name="P9"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officeooo:rsid="00241a0e" officeooo:paragraph-rsid="00241a0e" style:font-name-complex="Arial"/>
    </style:style>
    <style:style style:name="P10"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color="#333333" style:font-name="Arial" officeooo:rsid="0031a28a" officeooo:paragraph-rsid="0031a28a"/>
    </style:style>
    <style:style style:name="P11"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fo:font-variant="normal" fo:text-transform="none" fo:color="#33444c" style:font-name="Arial1" fo:font-size="12pt" fo:letter-spacing="normal" fo:font-style="normal" fo:font-weight="normal" officeooo:rsid="001db34d" officeooo:paragraph-rsid="0012cac9" style:font-size-asian="12pt" style:font-name-complex="Arial" style:font-size-complex="12pt"/>
    </style:style>
    <style:style style:name="P12"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fo:font-variant="normal" fo:text-transform="none" fo:color="#33444c" style:font-name="Arial1" fo:font-size="12pt" fo:letter-spacing="normal" fo:font-style="normal" fo:font-weight="normal" officeooo:rsid="001e3a87" officeooo:paragraph-rsid="0035cedd" style:font-size-asian="12pt" style:font-name-complex="Arial" style:font-size-complex="12pt"/>
    </style:style>
    <style:style style:name="P13"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fo:font-variant="normal" fo:text-transform="none" fo:color="#33444c" style:font-name="Arial1" fo:font-size="12pt" fo:letter-spacing="normal" fo:font-style="normal" fo:font-weight="normal" officeooo:rsid="002decad" officeooo:paragraph-rsid="002decad" style:font-size-asian="12pt" style:font-name-complex="Arial" style:font-size-complex="12pt"/>
    </style:style>
    <style:style style:name="P14" style:family="paragraph" style:parent-style-name="Normal_20__28_Web_29_" style:list-style-name="L1">
      <loext:graphic-properties draw:fill="solid" draw:fill-color="#ffffff" draw:opacity="100%"/>
      <style:paragraph-properties fo:margin-top="0in" fo:margin-bottom="0.1457in" loext:contextual-spacing="false" style:line-height-at-least="0.2083in" fo:background-color="#ffffff"/>
      <style:text-properties fo:font-variant="normal" fo:text-transform="none" fo:color="#254356" style:font-name="open sans" fo:font-size="10.5pt" fo:letter-spacing="normal" fo:font-style="normal" fo:font-weight="normal" officeooo:rsid="0012cac9" officeooo:paragraph-rsid="0012cac9" style:font-name-complex="Arial"/>
    </style:style>
    <style:style style:name="P15"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officeooo:paragraph-rsid="0012cac9"/>
    </style:style>
    <style:style style:name="P16"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officeooo:paragraph-rsid="002fcfc3"/>
    </style:style>
    <style:style style:name="P17" style:family="paragraph" style:parent-style-name="Normal_20__28_Web_29_">
      <loext:graphic-properties draw:fill="solid" draw:fill-color="#ffffff" draw:opacity="100%"/>
      <style:paragraph-properties fo:margin-top="0in" fo:margin-bottom="0.1457in" loext:contextual-spacing="false" style:line-height-at-least="0.2083in" fo:background-color="#ffffff"/>
      <style:text-properties officeooo:paragraph-rsid="0035cedd"/>
    </style:style>
    <style:style style:name="P18" style:family="paragraph" style:parent-style-name="Normal_20__28_Web_29_">
      <style:text-properties fo:font-variant="normal" fo:text-transform="none" fo:color="#33444c" style:font-name="Open Sans" fo:font-size="10.5pt" fo:letter-spacing="normal" fo:font-style="normal" fo:font-weight="normal" officeooo:rsid="001f6e7c" officeooo:paragraph-rsid="001f6e7c"/>
    </style:style>
    <style:style style:name="P19" style:family="paragraph" style:parent-style-name="Normal_20__28_Web_29_">
      <loext:graphic-properties draw:fill="solid" draw:fill-color="#ffffff" draw:opacity="100%"/>
      <style:paragraph-properties fo:margin-left="0.5in" fo:margin-right="0in" fo:margin-top="0in" fo:margin-bottom="0.1457in" loext:contextual-spacing="false" style:line-height-at-least="0.2083in" fo:text-indent="0in" style:auto-text-indent="false" fo:background-color="#ffffff">
        <style:tab-stops/>
      </style:paragraph-properties>
      <style:text-properties fo:color="#333333" style:font-name="Arial" officeooo:rsid="00241a0e" officeooo:paragraph-rsid="0037ae0f" style:font-name-complex="Arial"/>
    </style:style>
    <style:style style:name="T1" style:family="text">
      <style:text-properties officeooo:rsid="0012cac9"/>
    </style:style>
    <style:style style:name="T2" style:family="text">
      <style:text-properties fo:font-variant="normal" fo:text-transform="none" fo:color="#254356" style:font-name="Arial1" fo:font-size="12pt" fo:letter-spacing="normal" fo:font-style="normal" fo:font-weight="normal" style:font-size-asian="12pt" style:font-name-complex="Arial" style:font-size-complex="12pt"/>
    </style:style>
    <style:style style:name="T3" style:family="text">
      <style:text-properties fo:font-variant="normal" fo:text-transform="none" fo:color="#254356" style:font-name="Arial1" fo:font-size="12pt" fo:letter-spacing="normal" fo:font-style="normal" fo:font-weight="normal" officeooo:rsid="0012cac9" style:font-size-asian="12pt" style:font-name-complex="Arial" style:font-size-complex="12pt"/>
    </style:style>
    <style:style style:name="T4" style:family="text">
      <style:text-properties fo:font-variant="normal" fo:text-transform="none" fo:color="#254356" style:font-name="Arial1" fo:font-size="12pt" fo:letter-spacing="normal" fo:font-style="normal" fo:font-weight="normal" officeooo:rsid="0014056a" style:font-size-asian="12pt" style:font-name-complex="Arial" style:font-size-complex="12pt"/>
    </style:style>
    <style:style style:name="T5" style:family="text">
      <style:text-properties fo:font-variant="normal" fo:text-transform="none" fo:color="#254356" style:font-name="Arial1" fo:font-size="12pt" fo:letter-spacing="normal" fo:font-style="normal" fo:font-weight="normal" officeooo:rsid="002ab6d8" style:font-size-asian="12pt" style:font-name-complex="Arial" style:font-size-complex="12pt"/>
    </style:style>
    <style:style style:name="T6" style:family="text">
      <style:text-properties fo:font-variant="normal" fo:text-transform="none" fo:color="#254356" style:font-name="Arial1" fo:font-size="12pt" fo:letter-spacing="normal" fo:font-style="normal" fo:font-weight="normal" officeooo:rsid="00348d5b" style:font-size-asian="12pt" style:font-name-complex="Arial" style:font-size-complex="12pt"/>
    </style:style>
    <style:style style:name="T7" style:family="text">
      <style:text-properties fo:font-variant="normal" fo:text-transform="none" fo:color="#254356" style:font-name="Arial1" fo:font-size="12pt" fo:letter-spacing="normal" fo:font-style="normal" fo:font-weight="normal" officeooo:rsid="0035cedd" style:font-size-asian="12pt" style:font-name-complex="Arial" style:font-size-complex="12pt"/>
    </style:style>
    <style:style style:name="T8" style:family="text">
      <style:text-properties fo:font-variant="normal" fo:text-transform="none" fo:color="#254356" style:font-name="Arial1" fo:font-size="13pt" fo:letter-spacing="normal" fo:font-style="normal" fo:font-weight="normal" officeooo:rsid="001db34d" style:font-size-asian="13pt" style:font-name-complex="Arial" style:font-size-complex="13pt"/>
    </style:style>
    <style:style style:name="T9" style:family="text">
      <style:text-properties fo:font-variant="normal" fo:text-transform="none" fo:color="#0c5176" style:font-name="Arial1" fo:font-size="12pt" fo:letter-spacing="normal" fo:font-style="normal" fo:font-weight="normal" officeooo:rsid="001db34d" style:font-size-asian="12pt" style:font-size-complex="12pt" loext:padding="0in" loext:border="none"/>
    </style:style>
    <style:style style:name="T10" style:family="text">
      <style:text-properties fo:font-variant="normal" fo:text-transform="none" fo:color="#0c5176" style:font-name="Arial1" fo:font-size="12pt" fo:letter-spacing="normal" fo:font-style="normal" fo:font-weight="normal" officeooo:rsid="002fcfc3" style:font-size-asian="12pt" style:font-size-complex="12pt" loext:padding="0in" loext:border="none"/>
    </style:style>
    <style:style style:name="T11" style:family="text">
      <style:text-properties fo:font-variant="normal" fo:text-transform="none" fo:color="#0c5176" style:font-name="Arial1" fo:font-size="10pt" fo:letter-spacing="normal" fo:font-style="normal" fo:font-weight="normal" officeooo:rsid="001db34d" style:font-size-asian="10pt" style:font-size-complex="10pt" loext:padding="0in" loext:border="none"/>
    </style:style>
    <style:style style:name="T12" style:family="text">
      <style:text-properties fo:font-variant="normal" fo:text-transform="none" fo:color="#33444c" style:font-name="Arial1" fo:font-size="12pt" fo:letter-spacing="normal" fo:font-style="normal" fo:font-weight="normal" style:font-size-asian="12pt" style:font-name-complex="Arial" style:font-size-complex="12pt"/>
    </style:style>
    <style:style style:name="T13" style:family="text">
      <style:text-properties fo:font-variant="normal" fo:text-transform="none" fo:color="#33444c" style:font-name="Arial1" fo:font-size="12pt" fo:letter-spacing="normal" fo:font-style="normal" fo:font-weight="normal" officeooo:rsid="001db34d" style:font-size-asian="12pt" style:font-name-complex="Arial" style:font-size-complex="12pt"/>
    </style:style>
    <style:style style:name="T14" style:family="text">
      <style:text-properties fo:font-variant="normal" fo:text-transform="none" fo:color="#33444c" style:font-name="Arial1" fo:font-size="12pt" fo:letter-spacing="normal" fo:font-style="normal" fo:font-weight="normal" officeooo:rsid="002fcfc3" style:font-size-asian="12pt" style:font-name-complex="Arial" style:font-size-complex="12pt"/>
    </style:style>
    <style:style style:name="T15" style:family="text">
      <style:text-properties fo:font-variant="normal" fo:text-transform="none" fo:color="#33444c" style:font-name="Arial1" fo:font-size="12pt" fo:letter-spacing="normal" fo:font-style="normal" fo:font-weight="normal" officeooo:rsid="00307ce1" style:font-size-asian="12pt" style:font-name-complex="Arial" style:font-size-complex="12pt"/>
    </style:style>
    <style:style style:name="T16" style:family="text">
      <style:text-properties fo:font-variant="normal" fo:text-transform="none" fo:color="#33444c" style:font-name="Arial1" fo:font-size="12pt" fo:letter-spacing="normal" fo:font-style="normal" fo:font-weight="normal" officeooo:rsid="003128c2" style:font-size-asian="12pt" style:font-name-complex="Arial" style:font-size-complex="12pt"/>
    </style:style>
    <style:style style:name="T17" style:family="text">
      <style:text-properties fo:font-variant="normal" fo:text-transform="none" fo:color="#33444c" style:font-name="Arial1" fo:font-size="10pt" fo:letter-spacing="normal" fo:font-style="normal" fo:font-weight="normal" officeooo:rsid="001db34d" style:font-size-asian="10pt" style:font-name-complex="Arial" style:font-size-complex="10pt"/>
    </style:style>
    <style:style style:name="T18" style:family="text">
      <style:text-properties style:font-name-complex="Arial"/>
    </style:style>
    <style:style style:name="T19" style:family="text">
      <style:text-properties officeooo:rsid="0012cac9" style:font-name-complex="Arial"/>
    </style:style>
    <style:style style:name="T20" style:family="text">
      <style:text-properties officeooo:rsid="002a381b" style:font-name-complex="Arial"/>
    </style:style>
    <style:style style:name="T21" style:family="text">
      <style:text-properties officeooo:rsid="002fcfc3" style:font-name-complex="Arial"/>
    </style:style>
    <style:style style:name="T22" style:family="text">
      <style:text-properties officeooo:rsid="0034505f" style:font-name-complex="Arial"/>
    </style:style>
    <style:style style:name="T23" style:family="text">
      <style:text-properties officeooo:rsid="0018f8c9"/>
    </style:style>
    <style:style style:name="T24" style:family="text">
      <style:text-properties officeooo:rsid="0025c749"/>
    </style:style>
    <style:style style:name="T25" style:family="text">
      <style:text-properties fo:font-size="12pt" officeooo:rsid="002decad" style:font-size-asian="12pt" style:font-size-complex="12pt"/>
    </style:style>
    <style:style style:name="T26" style:family="text">
      <style:text-properties fo:font-size="12pt" officeooo:rsid="002f3769" style:font-size-asian="12pt" style:font-size-complex="12pt"/>
    </style:style>
    <style:style style:name="T27" style:family="text">
      <style:text-properties fo:font-size="12pt" officeooo:rsid="00332049" style:font-size-asian="12pt" style:font-size-complex="12pt"/>
    </style:style>
    <style:style style:name="T28" style:family="text">
      <style:text-properties fo:font-size="12pt" officeooo:rsid="00342732" style:font-size-asian="12pt" style:font-size-complex="12pt"/>
    </style:style>
    <style:style style:name="T29" style:family="text">
      <style:text-properties fo:font-size="12pt" officeooo:rsid="0039a4a7" style:font-size-asian="12pt" style:font-size-complex="12pt"/>
    </style:style>
    <style:style style:name="T30" style:family="text">
      <style:text-properties officeooo:rsid="002ab6d8"/>
    </style:style>
    <style:style style:name="T31" style:family="text">
      <style:text-properties fo:color="#254356"/>
    </style:style>
    <style:style style:name="T32" style:family="text">
      <style:text-properties fo:color="#254356" officeooo:rsid="002ab6d8"/>
    </style:style>
    <style:style style:name="T33" style:family="text">
      <style:text-properties fo:color="#254356" officeooo:rsid="002c65c7"/>
    </style:style>
    <style:style style:name="T34" style:family="text">
      <style:text-properties fo:color="#254356" officeooo:rsid="002d48a4"/>
    </style:style>
    <style:style style:name="T35" style:family="text">
      <style:text-properties fo:color="#254356" officeooo:rsid="00348d5b"/>
    </style:style>
    <style:style style:name="T36" style:family="text">
      <style:text-properties fo:color="#254356" officeooo:rsid="0035cedd"/>
    </style:style>
    <style:style style:name="T37" style:family="text">
      <style:text-properties style:font-name="Open Sans" fo:font-size="10.5pt" officeooo:rsid="002c65c7"/>
    </style:style>
    <style:style style:name="T38" style:family="text">
      <style:text-properties style:font-name="Open Sans" fo:font-size="10.5pt" fo:font-style="normal" officeooo:rsid="002c65c7"/>
    </style:style>
    <style:style style:name="T39" style:family="text">
      <style:text-properties style:font-name="Open Sans" fo:font-size="10.5pt" officeooo:rsid="0022bdde"/>
    </style:style>
    <style:style style:name="T40" style:family="text">
      <style:text-properties style:font-name="Open Sans" fo:font-size="10.5pt" officeooo:rsid="00240391"/>
    </style:style>
    <style:style style:name="T41" style:family="text">
      <style:text-properties fo:color="#0c5176" style:font-name="Menlo" fo:font-size="9pt" officeooo:rsid="002c65c7" loext:padding="0in" loext:border="none"/>
    </style:style>
    <style:style style:name="T42" style:family="text">
      <style:text-properties fo:color="#0090c8" style:text-line-through-style="none" style:text-line-through-type="none" style:font-name="Open Sans" fo:font-size="10.5pt" style:text-underline-style="none" officeooo:rsid="002c65c7" style:text-blinking="false" fo:background-color="transparent" loext:char-shading-value="0"/>
    </style:style>
    <style:style style:name="T43" style:family="text">
      <style:text-properties officeooo:rsid="0037ae0f"/>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ker Intro</text:p>
      <text:list xml:id="list3590134297" text:style-name="L1">
        <text:list-item>
          <text:p text:style-name="P4">What is Docker?</text:p>
          <text:p text:style-name="P8"><text:span text:style-name="T29">Docker is the most popular containerization technology. </text:span><text:span text:style-name="T25">Containerizing an application means packaging it and all its dependencies into a single isolated container. This container behave</text:span><text:span text:style-name="T27">s</text:span><text:span text:style-name="T25"> exactly the same way regardless of the machine it is run on, </text:span><text:span text:style-name="T26">because it</text:span><text:span text:style-name="T27"> </text:span><text:span text:style-name="T26">contains not only </text:span><text:span text:style-name="T28">the</text:span><text:span text:style-name="T26"> application but the whole runtime environment. </text:span><text:span text:style-name="T28">And this way </text:span><text:span text:style-name="T23">the common “but it works on my machine” problem is eliminated. Now let’s see how Docker achieves this.</text:span></text:p>
        </text:list-item>
      </text:list>
      <text:list xml:id="list170759188174417" text:style-name="L1">
        <text:list-header>
          <text:p text:style-name="P6"/>
          <text:p text:style-name="P5"><text:span text:style-name="T19">2. </text:span><text:span text:style-name="T18">Example – fashionDays</text:span></text:p>
          <text:p text:style-name="P5"><text:span text:style-name="T19">2.1. Images – </text:span><text:span text:style-name="T20">An Image is the template for the environment that you want to run. </text:span><text:span text:style-name="T21">You can upload an image to a Docker registry, such as Docker Hub -the official Docker registry. When you configure other machine</text:span><text:span text:style-name="T22">s</text:span><text:span text:style-name="T21"> to use the same Docker registry, you can run your image on them as well. </text:span><text:span text:style-name="T20"><text:s/>It</text:span><text:span text:style-name="T3"> is built up from a series of layers. Each layer represents an instruction in the image’s Dockerfile. Each layer except the very last one is read-only </text:span><text:span text:style-name="T4">(the last one is called ‘the writable layer’)</text:span><text:span text:style-name="T3">. </text:span><text:span text:style-name="T5">When you run an image you get a container. </text:span></text:p>
          <text:p text:style-name="P10"><text:span text:style-name="T5">A </text:span><text:span text:style-name="T2">container is a running instance of an image. A container is associated with a single process, created by the initial command used to start the container. If this process terminates for any reason , the container will stop.</text:span></text:p>
        </text:list-header>
      </text:list>
      <text:p text:style-name="P15"><text:span text:style-name="T8"><text:s/></text:span><text:span text:style-name="Source_20_Text"><text:span text:style-name="T11">Dockerfile </text:span></text:span><text:span text:style-name="T17">defines what goes on in the environment inside your container. Access to resources like networking interfaces and disk drives is virtualized inside this environment, which is isolated from the rest of your system, so you need to map ports to the outside world, and be specific about what files you want to “copy in” to that environment. However, after doing that, you can expect that the build of your app defined in this </text:span><text:span text:style-name="Source_20_Text"><text:span text:style-name="T11">Dockerfile </text:span></text:span><text:span text:style-name="T17">behaves exactly the same wherever it runs.</text:span></text:p>
      <text:p text:style-name="P16"><text:span text:style-name="Source_20_Text"><text:span text:style-name="T10">2.2. The </text:span></text:span><text:span text:style-name="Source_20_Text"><text:span text:style-name="T9">Dockerfile </text:span></text:span><text:span text:style-name="T13">defines what goes </text:span><text:span text:style-name="T14">on </text:span><text:span text:style-name="T13">in the environment inside your container. </text:span><text:span text:style-name="T14">It is a very simple file that contains a list of instructions. </text:span><text:span text:style-name="T15">Each instruction add another layer on top of the previous ones. </text:span><text:span text:style-name="T16">T</text:span><text:span text:style-name="T15">hese layers are used by Docker to optimize the building process.</text:span></text:p>
      <text:p text:style-name="P11"/>
      <text:p text:style-name="P1"><text:span text:style-name="T13">2.</text:span><text:span text:style-name="T12">3. Docker-compose</text:span></text:p>
      <text:p text:style-name="P12">In a distributed application, different pieces of the app are called “services” <text:span text:style-name="T30">or microservices. </text:span><text:span text:style-name="T32">You should have only 1 process per a container, so each container should provide a single service. That way the different microservices will be separated and isolated from each other , meaning they can be written in different languages, have </text:span><text:soft-page-break/><text:span text:style-name="T32">different configurations. But still they should be able to talk to each other. <text:s/></text:span><text:span text:style-name="T33">This is where docker compose comes in. Docker compose is a tool that let us define all our services and the connections between them in a single file, and then run all of them with a single command. </text:span></text:p>
      <text:p text:style-name="P12"><text:span text:style-name="T36">1) Networking - First let’s see how the different services connect. </text:span><text:span text:style-name="T33">Docker compose creates a virtual network for all the containers, so by default each of the container is accessible by the others, and their host name</text:span><text:span text:style-name="T34">s</text:span><text:span text:style-name="T33"> match the service name. </text:span><text:span text:style-name="T36">I</text:span><text:span text:style-name="T37">nstead of just using the default app network, you can specify your own networks with the top-level </text:span><text:span text:style-name="Source_20_Text"><text:span text:style-name="T41">networks </text:span></text:span><text:span text:style-name="T37">key. This lets you create more complex topologies and specify </text:span><text:a xlink:type="simple" xlink:href="https://docs.docker.com/engine/extend/plugins_network/" text:style-name="Internet_20_link" text:visited-style-name="Visited_20_Internet_20_Link"><text:span text:style-name="T33">custom network drivers</text:span></text:a><text:span text:style-name="T42"> </text:span><text:span text:style-name="T37">and options. You can also use it to connect services to externally-created networks which aren’t managed by Compose. Each service can specify what networks to connect to with the </text:span><text:span text:style-name="Emphasis"><text:span text:style-name="T38">service-level </text:span></text:span><text:span text:style-name="Source_20_Text"><text:span text:style-name="T41">networks </text:span></text:span><text:span text:style-name="T37">key, which is a list of names referencing entries under the </text:span><text:span text:style-name="Emphasis"><text:span text:style-name="T38">top-level </text:span></text:span><text:span text:style-name="Source_20_Text"><text:span text:style-name="T41">networks </text:span></text:span><text:span text:style-name="T37">key. </text:span><text:span text:style-name="T39">This way we can have the frontend services isolated from the database, where the middle layer – the backend service connect to both networks and pass the </text:span><text:span text:style-name="T40">data</text:span><text:span text:style-name="T39">.</text:span></text:p>
      <text:p text:style-name="P13"><text:span text:style-name="T36">2) Order of running - We can define the order in which the services are started with the t</text:span><text:span text:style-name="T31">he depends_on property. We know that our server is not going to work unless the the database is created, </text:span><text:span text:style-name="T35">so we should say to docker compose to run the database service first. And this is done by the depends_on property.</text:span></text:p>
      <text:p text:style-name="P17"><text:span text:style-name="T6">3</text:span><text:span text:style-name="T7">) Volumes - In the docker-compose file we can bind files from a host directory to a directory inside the container. With volumes we can modify the content of the container by writing to the files on our host machine and we will be able to see the changes immediately, without rebuilding the image. <text:s/></text:span></text:p>
      <text:p text:style-name="P18"/>
      <text:list xml:id="list221220219449901" text:continue-numbering="true" text:style-name="L1">
        <text:list-item>
          <text:list>
            <text:list-header>
              <text:p text:style-name="P14"/>
            </text:list-header>
          </text:list>
          <text:p text:style-name="P7"><text:span text:style-name="T1">3. </text:span>Benefits of containerisation</text:p>
          <text:p text:style-name="P9">Apart from the obvious advantage that if your application works on your computer <text:s/>with Docker it will work everywhere, there several more benefits of using Docker.</text:p>
        </text:list-item>
      </text:list>
      <text:p text:style-name="P19">One of them is isolation – <text:span text:style-name="T24">the different services in your system run in different containers, separated from one another, which is good for security and eliminates potential conflicts between them.</text:span></text:p>
      <text:p text:style-name="P19"><text:span text:style-name="T43">Now you may argue that this can be achieved by a virtual machine as well. This is true, but it will be much more efficient if you do it with containers. Containers don’t have their own OS - they all share the host OS, which saves memory and the time necessary for boosting a virtual machine. </text:span></text:p>
      <text:p text:style-name="P2"><text:soft-page-break/>The other one is that it makes it extremely easy to set up a system that runs on docker containers on your machine. You just type docker-compose up and it works!</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Open Sans" svg:font-family="'Open Sans', sans-serif"/>
    <style:font-face style:name="open sans" svg:font-family="'open sans', sans-serif"/>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in" fo:margin-bottom="0.1965in" loext:contextual-spacing="false" fo:line-height="120%"/>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
    <dc:description/>
    <dc:subject/>
    <meta:initial-creator>Mimi :</meta:initial-creator>
    <meta:creation-date>2019-03-10T12:46:00Z</meta:creation-date>
    <dc:date>2019-04-15T22:12:18.315564680</dc:date>
    <meta:editing-cycles>25</meta:editing-cycles>
    <meta:editing-duration>P1DT10H38M22S</meta:editing-duration>
    <meta:document-statistic meta:table-count="0" meta:image-count="0" meta:object-count="0" meta:page-count="3" meta:paragraph-count="18" meta:word-count="853" meta:character-count="4983" meta:non-whitespace-character-count="4136"/>
    <meta:template xlink:type="simple" xlink:actuate="onRequest" xlink:title="" xlink:href="Normal.dotm"/>
  </office:meta>
</office:document-meta>
</file>